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87mm"/>
    </style:style>
    <style:style style:name="co2" style:family="table-column">
      <style:table-column-properties fo:break-before="auto" style:column-width="12.88mm"/>
    </style:style>
    <style:style style:name="co3" style:family="table-column">
      <style:table-column-properties fo:break-before="auto" style:column-width="27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obotOffset_avg" table:style-name="ta1">
        <table:shapes>
          <draw:frame draw:z-index="0" draw:style-name="gr1" draw:text-style-name="P1" svg:width="119.21mm" svg:height="115.81mm" svg:x="73.43mm" svg:y="5.05mm">
            <loext:p draw:notify-on-update-of-ranges="robotOffset_avg.A2:robotOffset_avg.A5 robotOffset_avg.A2:robotOffset_avg.A5 robotOffset_avg.C2:robotOffset_avg.C5 robotOffset_avg.A2:robotOffset_avg.A5 robotOffset_avg.C6:robotOffset_avg.C9 robotOffset_avg.A2:robotOffset_avg.A5 robotOffset_avg.C10:robotOffset_avg.C13 robotOffset_avg.A2:robotOffset_avg.A5 robotOffset_avg.C14:robotOffset_avg.C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obotOffset</text:p>
          </table:table-cell>
          <table:table-cell office:value-type="string" calcext:value-type="string">
            <text:p>robots</text:p>
          </table:table-cell>
          <table:table-cell office:value-type="string" calcext:value-type="string">
            <text:p>1000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.55572033898319" calcext:value-type="float">
            <text:p>6.55572033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7.55416666666674" calcext:value-type="float">
            <text:p>7.554166666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7.93629943502833" calcext:value-type="float">
            <text:p>7.93629943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8.60790960451983" calcext:value-type="float">
            <text:p>8.60790960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.1025423728814" calcext:value-type="float">
            <text:p>13.102542372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4.4822740112994" calcext:value-type="float">
            <text:p>14.482274011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5.6915960451977" calcext:value-type="float">
            <text:p>15.691596045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16.9425141242938" calcext:value-type="float">
            <text:p>16.94251412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9.4281073446328" calcext:value-type="float">
            <text:p>19.428107344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21.5625" calcext:value-type="float">
            <text:p>21.56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22.9843926553673" calcext:value-type="float">
            <text:p>22.984392655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24.8769774011299" calcext:value-type="float">
            <text:p>24.87697740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3.7581214689265" calcext:value-type="float">
            <text:p>23.758121468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6.3358050847458" calcext:value-type="float">
            <text:p>26.335805084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28.0002320866639" calcext:value-type="float">
            <text:p>28.000232086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30.6320974576271" calcext:value-type="float">
            <text:p>30.63209745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6T14:58:21.191939970</dc:date>
    <meta:editing-duration>PT34M37S</meta:editing-duration>
    <meta:editing-cycles>4</meta:editing-cycles>
    <meta:generator>LibreOffice/5.1.4.2$Linux_X86_64 LibreOffice_project/10m0$Build-2</meta:generator>
    <meta:document-statistic meta:table-count="1" meta:cell-count="5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922cm" svg:height="11.582cm" xlink:href=".." xlink:type="simple" chart:class="chart:scatter" chart:style-name="ch1">
        <chart:legend chart:legend-position="end" svg:x="8.832cm" svg:y="4.745cm" style:legend-expansion="high" chart:style-name="ch2"/>
        <chart:plot-area chart:style-name="ch3" table:cell-range-address="robotOffset_avg.A2:robotOffset_avg.A5 robotOffset_avg.C2:robotOffset_avg.C17" chart:data-source-has-labels="both" svg:x="1.249cm" svg:y="0.231cm" svg:width="7.345cm" svg:height="10.139cm">
          <chartooo:coordinate-region svg:x="1.87cm" svg:y="0.43cm" svg:width="6.537cm" svg:height="9.293cm"/>
          <chart:axis chart:dimension="x" chart:name="primary-x" chart:style-name="ch4" chartooo:axis-type="auto">
            <chart:title svg:x="2.76cm" svg:y="10.601cm" chart:style-name="ch5">
              <text:p>Starting point in % of humans</text:p>
            </chart:title>
            <chart:categories table:cell-range-address="robotOffset_avg.A2:robotOffset_avg.A5"/>
          </chart:axis>
          <chart:axis chart:dimension="y" chart:name="primary-y" chart:style-name="ch4">
            <chart:title svg:x="0.451cm" svg:y="7.408cm" chart:style-name="ch6">
              <text:p>% of humans use robot word</text:p>
            </chart:title>
            <chart:grid chart:style-name="ch7" chart:class="major"/>
          </chart:axis>
          <chart:series chart:style-name="ch8" chart:values-cell-range-address="robotOffset_avg.C2:robotOffset_avg.C5" loext:label-string="&quot;3% robots&quot;" chart:class="chart:scatter">
            <chart:domain table:cell-range-address="robotOffset_avg.A2:robotOffset_avg.A5"/>
            <chart:data-point chart:repeated="4"/>
          </chart:series>
          <chart:series chart:style-name="ch9" chart:values-cell-range-address="robotOffset_avg.C6:robotOffset_avg.C9" loext:label-string="&quot;6% robots&quot;" chart:class="chart:scatter">
            <chart:data-point chart:repeated="4"/>
          </chart:series>
          <chart:series chart:style-name="ch10" chart:values-cell-range-address="robotOffset_avg.C10:robotOffset_avg.C13" loext:label-string="&quot;9% robots&quot;" chart:class="chart:scatter">
            <chart:data-point chart:repeated="4"/>
          </chart:series>
          <chart:series chart:style-name="ch11" chart:values-cell-range-address="robotOffset_avg.C14:robotOffset_avg.C17" loext:label-string="&quot;11% robots&quot;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3% robots</text:p>
              </table:table-cell>
              <table:table-cell office:value-type="string">
                <text:p>6% robots</text:p>
              </table:table-cell>
              <table:table-cell office:value-type="string">
                <text:p>9% robots</text:p>
              </table:table-cell>
              <table:table-cell office:value-type="string">
                <text:p>11% robots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obotOffset_avg.A2:robotOffset_avg.A5</svg:desc>
                </draw:g>
              </table:table-cell>
              <table:table-cell office:value-type="float" office:value="0">
                <text:p>0</text:p>
                <draw:g>
                  <svg:desc>robotOffset_avg.A2:robotOffset_avg.A5</svg:desc>
                </draw:g>
              </table:table-cell>
              <table:table-cell office:value-type="float" office:value="6.55572033898319">
                <text:p>6.55572033898319</text:p>
                <draw:g>
                  <svg:desc>robotOffset_avg.C2:robotOffset_avg.C5</svg:desc>
                </draw:g>
              </table:table-cell>
              <table:table-cell office:value-type="float" office:value="13.1025423728814">
                <text:p>13.1025423728814</text:p>
                <draw:g>
                  <svg:desc>robotOffset_avg.C6:robotOffset_avg.C9</svg:desc>
                </draw:g>
              </table:table-cell>
              <table:table-cell office:value-type="float" office:value="19.4281073446328">
                <text:p>19.4281073446328</text:p>
                <draw:g>
                  <svg:desc>robotOffset_avg.C10:robotOffset_avg.C13</svg:desc>
                </draw:g>
              </table:table-cell>
              <table:table-cell office:value-type="float" office:value="23.7581214689265">
                <text:p>23.7581214689265</text:p>
                <draw:g>
                  <svg:desc>robotOffset_avg.C14:robotOffset_avg.C17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7.55416666666674">
                <text:p>7.55416666666674</text:p>
              </table:table-cell>
              <table:table-cell office:value-type="float" office:value="14.4822740112994">
                <text:p>14.4822740112994</text:p>
              </table:table-cell>
              <table:table-cell office:value-type="float" office:value="21.5625">
                <text:p>21.5625</text:p>
              </table:table-cell>
              <table:table-cell office:value-type="float" office:value="26.3358050847458">
                <text:p>26.335805084745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7.93629943502833">
                <text:p>7.93629943502833</text:p>
              </table:table-cell>
              <table:table-cell office:value-type="float" office:value="15.6915960451977">
                <text:p>15.6915960451977</text:p>
              </table:table-cell>
              <table:table-cell office:value-type="float" office:value="22.9843926553673">
                <text:p>22.9843926553673</text:p>
              </table:table-cell>
              <table:table-cell office:value-type="float" office:value="28.0002320866639">
                <text:p>28.000232086663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8.60790960451983">
                <text:p>8.60790960451983</text:p>
              </table:table-cell>
              <table:table-cell office:value-type="float" office:value="16.9425141242938">
                <text:p>16.9425141242938</text:p>
              </table:table-cell>
              <table:table-cell office:value-type="float" office:value="24.8769774011299">
                <text:p>24.8769774011299</text:p>
              </table:table-cell>
              <table:table-cell office:value-type="float" office:value="30.6320974576271">
                <text:p>30.63209745762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